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f909442ee87d01f506436cd927e3956" style:family="table-column">
      <style:table-column-properties fo:break-before="auto" style:use-optimal-column-width="false" style:column-width="6cm"/>
    </style:style>
    <style:style style:name="odsStyleTableColumn-ad18881b402e9f87e71280b0ffb750bf" style:family="table-column">
      <style:table-column-properties fo:break-before="auto" style:use-optimal-column-width="false" style:column-width="5cm"/>
    </style:style>
    <style:style style:name="odsStyleTableColumn-3eebaedb42dc4b6f51830e25970dbcad" style:family="table-column">
      <style:table-column-properties fo:break-before="auto" style:use-optimal-column-width="false" style:column-width="3cm"/>
    </style:style>
    <style:style style:name="odsStyleTableCell-4e7f227671cca4d12adec2d79b273d3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ddf5b582c0755955bc9ecd48fe6ef5b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1262e2049365f9ea600ceabbb4702f9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6d0d8e80124e91e2094c993eefe672d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e5787ac7f878b83870522f3a79d1fc43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f909442ee87d01f506436cd927e3956" table:default-cell-style-name="Default"/>
        <table:table-column table:style-name="odsStyleTableColumn-ad18881b402e9f87e71280b0ffb750bf" table:default-cell-style-name="Default"/>
        <table:table-column table:style-name="odsStyleTableColumn-3eebaedb42dc4b6f51830e25970dbcad" table:default-cell-style-name="Default"/>
        <table:table-column table:style-name="odsStyleTableColumn-3eebaedb42dc4b6f51830e25970dbcad" table:default-cell-style-name="Default"/>
        <table:table-column table:style-name="odsStyleTableColumn-3eebaedb42dc4b6f51830e25970dbcad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e7f227671cca4d12adec2d79b273d3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ddf5b582c0755955bc9ecd48fe6ef5b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ddf5b582c0755955bc9ecd48fe6ef5b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6ddf5b582c0755955bc9ecd48fe6ef5b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ddf5b582c0755955bc9ecd48fe6ef5b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1262e2049365f9ea600ceabbb4702f9b" office:value-type="string">
            <text:p>PAIS</text:p>
          </table:table-cell>
          <table:table-cell table:style-name="odsStyleTableCell-1262e2049365f9ea600ceabbb4702f9b" office:value-type="string">
            <text:p>UNIDAD MONETARIA</text:p>
          </table:table-cell>
          <table:table-cell table:style-name="odsStyleTableCell-1262e2049365f9ea600ceabbb4702f9b" office:value-type="string">
            <text:p>MONEDA</text:p>
          </table:table-cell>
          <table:table-cell table:style-name="odsStyleTableCell-1262e2049365f9ea600ceabbb4702f9b" office:value-type="string">
            <text:p>TIPO DE CAMBIO EN Bs POR UNIDAD DE MONEDA EXTRANJERA</text:p>
          </table:table-cell>
          <table:table-cell table:style-name="odsStyleTableCell-1262e2049365f9ea600ceabbb4702f9b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ddf5b582c0755955bc9ecd48fe6ef5b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1262e2049365f9ea600ceabbb4702f9b" office:value-type="string">
            <text:p> </text:p>
          </table:table-cell>
          <table:table-cell table:style-name="odsStyleTableCell-1262e2049365f9ea600ceabbb4702f9b" office:value-type="string">
            <text:p>UNIDAD MONETARIA</text:p>
          </table:table-cell>
          <table:table-cell table:style-name="odsStyleTableCell-1262e2049365f9ea600ceabbb4702f9b" office:value-type="string">
            <text:p>MONEDA</text:p>
          </table:table-cell>
          <table:table-cell table:style-name="odsStyleTableCell-1262e2049365f9ea600ceabbb4702f9b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ddf5b582c0755955bc9ecd48fe6ef5b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1262e2049365f9ea600ceabbb4702f9b" office:value-type="string">
            <text:p> </text:p>
          </table:table-cell>
        </table:table-row>
        <table:table-row table:style-name="ro1">
          <table:table-cell table:style-name="odsStyleTableCell-f6d0d8e80124e91e2094c993eefe672d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5787ac7f878b83870522f3a79d1fc43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17</meta:creation-date>
    <meta:generator>ods générator</meta:generator>
    <dc:date>2024-10-15T21:15:17</dc:date>
    <meta:editing-duration>PT1S</meta:editing-duration>
    <meta:editing-cycles>1</meta:editing-cycles>
    <meta:document-statistic meta:table-count="1" meta:cell-count="4" meta:object-count="0"/>
  </office:meta>
</office:document-meta>
</file>